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text"/>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text"/>
  <manifest:file-entry manifest:full-path="styles.xml" manifest:media-type="text/xml"/>
  <manifest:file-entry manifest:full-path="Pictures/100000000000033C0000026D70D96EC6B9D30AF6.png" manifest:media-type="image/png"/>
  <manifest:file-entry manifest:full-path="Pictures/10000000000004220000031A0AF85F1C071E4B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vertical-align="middle" draw:ole-draw-aspect="1"/>
    </style:style>
    <style:style style:name="gr3" style:family="graphic" style:parent-style-name="standard">
      <style:graphic-properties draw:stroke="none" draw:fill="none" fo:min-height="3.474cm"/>
    </style:style>
    <style:style style:name="gr4" style:family="graphic" style:parent-style-name="standard" style:list-style-name="L1">
      <style:graphic-properties draw:stroke="none" draw:fill="none" draw:fill-color="#ffffff" draw:textarea-vertical-align="middle" fo:min-height="3.256cm"/>
    </style:style>
    <style:style style:name="gr5" style:family="graphic" style:parent-style-name="objectwithoutfill">
      <style:graphic-properties draw:marker-end="Arrow" draw:marker-end-width="0.3cm" draw:fill="none" draw:textarea-vertical-align="middl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notes">
      <style:graphic-properties draw:fill-color="#ffffff" fo:min-height="13.364cm"/>
    </style:style>
    <style:style style:name="pr8" style:family="presentation" style:parent-style-name="Standard-outline1">
      <style:graphic-properties draw:fill-color="#21409a" fo:min-height="11.929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none"/>
      <style:text-properties fo:font-size="18pt"/>
    </style:style>
    <style:style style:name="P6"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P7" style:family="paragraph">
      <loext:graphic-properties draw:fill="none"/>
      <style:paragraph-properties fo:text-align="center"/>
    </style:style>
    <style:style style:name="P8" style:family="paragraph">
      <loext:graphic-properties draw:fill-color="#21409a"/>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cm" svg:y="6.6cm" presentation:class="title" presentation:user-transformed="true">
          <draw:text-box>
            <text:p>PATRONES DE DISEÑO</text:p>
          </draw:text-box>
        </draw:frame>
        <draw:frame presentation:style-name="pr2" draw:text-style-name="P1" draw:layer="layout" svg:width="25.199cm" svg:height="10.2cm" svg:x="1.4cm" svg:y="8.8cm" presentation:class="subtitle" presentation:placeholder="true" presentation:user-transformed="true">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Qué son los patrones de diseño?</text:p>
          </draw:text-box>
        </draw:frame>
        <draw:frame presentation:style-name="pr5" draw:layer="layout" svg:width="25.199cm" svg:height="12.179cm" svg:x="1.4cm" svg:y="4.914cm" presentation:class="outline" presentation:user-transformed="true">
          <draw:text-box>
            <text:p>Hay una cosa que está clara: por muy específico que sea un problema al que te estés enfrentando durante el desarrollo de tu software, hay un 99% de posibilidades de que alguien se haya enfrentado a un problema tan similar en el pasado, que se pueda modelar de la misma manera.</text:p>
            <text:p/>
            <text:p>Con modelado me estoy refiriendo a que la estructura de las clases que conforma la solución de tu problema puede estar ya inventada, porque estás resolviendo un problema común que otra gente ya ha solucionado antes.</text:p>
            <text:p/>
            <text:p>Un patrón de diseño es una forma reutilizable de resolver un problema común.</text:p>
          </draw:text-box>
        </draw:frame>
        <draw:frame draw:style-name="gr2" draw:text-style-name="P3" draw:layer="layout" svg:width="0.412cm" svg:height="0.059cm" svg:x="10.994cm" svg:y="8.702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Por qué son útiles?</text:span></text:p>
          </draw:text-box>
        </draw:frame>
        <draw:frame presentation:style-name="pr5" draw:layer="layout" svg:width="25.199cm" svg:height="12.179cm" svg:x="1.4cm" svg:y="4.914cm" presentation:class="outline" presentation:user-transformed="true">
          <draw:text-box>
            <text:p><text:span text:style-name="T1">1. Te ahorran tiempo</text:span></text:p>
            <text:p><text:span text:style-name="T2">Una vez los conozcas, contarás con un conjunto de «trucos», de reglas, de herramientas muy probadas, que te permitirán solucionar la mayor parte de tus problemas de forma directa, sin tener que pensar <text:s/>si puede haber una alternativa mejor.</text:span></text:p>
          </draw:text-box>
        </draw:frame>
        <presentation:notes draw:style-name="dp2">
          <draw:page-thumbnail draw:style-name="gr1"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Por qué son útiles?</text:span></text:p>
          </draw:text-box>
        </draw:frame>
        <draw:frame presentation:style-name="pr5" draw:layer="layout" svg:width="25.199cm" svg:height="12.179cm" svg:x="1.4cm" svg:y="4.914cm" presentation:class="outline" presentation:user-transformed="true">
          <draw:text-box>
            <text:p/>
            <text:p><text:span text:style-name="T1">2. Te ayudan a estar seguro de la validez de tu código</text:span></text:p>
            <text:p>Los patrones de diseño son estructuras probadas por millones de desarrolladores a lo largo de muchos años, por lo que si eliges el patrón adecuado para modelar el problema adecuado, puedes estar seguro de que va a ser una de las soluciones más válidas que puedas encontrar.</text:p>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Por qué son útiles?</text:span></text:p>
          </draw:text-box>
        </draw:frame>
        <draw:frame presentation:style-name="pr5" draw:layer="layout" svg:width="25.199cm" svg:height="12.179cm" svg:x="1.4cm" svg:y="4.914cm" presentation:class="outline" presentation:user-transformed="true">
          <draw:text-box>
            <text:p><text:span text:style-name="T1">3. Establecen un lenguaje común</text:span></text:p>
            <text:p>Modelar tu código mediante patrones te ayudará a explicar a otras personas, conozcan tu código o no, a entender cómo has atajado un problema. Además ayudan a otros desarrolladores a comprender lo que has implementado, cómo y por qué, y además a descubrir rápidamente si esa era la mejor solución o no.</text:p>
            <text:p/>
            <text:p>Los patrones de diseño establecen un lenguaje común entre todos los miembros de un equipo.</text:p>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lueprint_20_Plans">
        <office:forms form:automatic-focus="false" form:apply-design-mode="false"/>
        <draw:frame draw:style-name="gr2" draw:text-style-name="P3" draw:layer="layout" svg:width="16.992cm" svg:height="2.998cm" svg:x="-17.228cm" svg:y="10.819cm">
          <draw:object xlink:href="./Object 4" xlink:type="simple" xlink:show="embed" xlink:actuate="onLoad">
            <loext:p/>
          </draw:object>
          <draw:image xlink:href="./ObjectReplacements/Object 4" xlink:type="simple" xlink:show="embed" xlink:actuate="onLoad"/>
        </draw:frame>
        <draw:frame draw:style-name="gr3" draw:text-style-name="P5" draw:layer="layout" svg:width="30.629cm" svg:height="3.724cm" svg:x="0.971cm" svg:y="8.8cm">
          <draw:text-box>
            <text:p><text:span text:style-name="T1">PATRONES DE COMPORTAMIENTO</text:span></text:p>
          </draw:text-box>
        </draw:frame>
        <presentation:notes draw:style-name="dp2">
          <draw:page-thumbnail draw:style-name="gr1" draw:layer="layout" svg:width="19.798cm" svg:height="11.136cm" svg:x="0.6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0.199cm" svg:y="1.694cm" presentation:class="title" presentation:user-transformed="true">
          <draw:text-box>
            <text:p>Patrones de comportamiento</text:p>
          </draw:text-box>
        </draw:frame>
        <draw:frame presentation:style-name="pr5" draw:layer="layout" svg:width="25.199cm" svg:height="12.179cm" svg:x="1.401cm" svg:y="6.2cm" presentation:class="outline" presentation:user-transformed="true">
          <draw:text-box>
            <text:p><text:span text:style-name="T2">Los patrones de comportamiento describen no solamente estructuras de relación entre objetos o clases sino también esquemas de comunicación entre ellos y se pueden clasificar en función de que trabajen con clases u objetos.</text:span></text:p>
          </draw:text-box>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Observer ↑</text:span></text:p>
          </draw:text-box>
        </draw:frame>
        <draw:frame presentation:style-name="pr5" draw:layer="layout" svg:width="25.199cm" svg:height="12.179cm" svg:x="1.4cm" svg:y="4.914cm" presentation:class="outline" presentation:user-transformed="true">
          <draw:text-box>
            <text:p>Propósito: Defina una dependencia de uno a muchos entre los objetos de manera que cuando un objeto cambia de estado, todos los que dependen de él son notificados y se actualizan automáticamente.</text:p>
            <text:p/>
            <text:p>Los Observers se registran con el Subject a medida que se crean. Siempre que el Subject cambie, difundirá a todos los Observers registrados que ha cambiado, y cada Observer consulta al Subject que supervisa para obtener el cambio de estado que se haya generado.</text:p>
          </draw:text-box>
        </draw:frame>
        <draw:frame draw:style-name="gr4" draw:text-style-name="P6" draw:layer="layout" svg:width="25.199cm" svg:height="3.506cm" svg:x="1.401cm" svg:y="0.837cm">
          <draw:text-box>
            <text:p/>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Aplicación: Usamos el patrón Observer cuando...</text:span></text:p>
          </draw:text-box>
        </draw:frame>
        <draw:frame presentation:style-name="pr5" draw:layer="layout" svg:width="25.199cm" svg:height="12.179cm" svg:x="1.4cm" svg:y="4.914cm" presentation:class="outline" presentation:user-transformed="true">
          <draw:text-box>
            <text:p/>
            <text:p>Un cambio en un objeto requiere cambiar los demás, pero no sabemos cuántos objetos hay que cambiar.Configurar de manera dinámica un componente de la Vista, envés de estáticamente durante el tiempo de compilación.Un objeto debe ser capaz de notificar a otros objetos sin que estos objetos estén fuertemente acoplados.</text:p>
          </draw:text-box>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jemplos</text:p>
          </draw:text-box>
        </draw:frame>
        <draw:frame presentation:style-name="pr5" draw:layer="layout" svg:width="25.199cm" svg:height="12.179cm" svg:x="1.4cm" svg:y="4.914cm" presentation:class="outline" presentation:user-transformed="true">
          <draw:text-box>
            <text:p><text:span text:style-name="T2"><text:s text:c="12"/></text:span><text:span text:style-name="T2">Supongamos que tenemos una clase Producto con un precio y queremos emitir un mensaje en la terminal cuando un producto cambie de precio.</text:span></text:p>
            <text:p><text:span text:style-name="T2"><text:s text:c="2"/></text:span></text:p>
            <text:p><text:span text:style-name="T2"><text:s text:c="7"/></text:span></text:p>
            <text:p><text:span text:style-name="T2"/></text:p>
            <text:p><text:span text:style-name="T2"/></text:p>
            <text:p><text:span text:style-name="T2"/></text:p>
          </draw:text-box>
        </draw:frame>
        <draw:line draw:style-name="gr5" draw:text-style-name="P7" draw:layer="layout" svg:x1="2.6cm" svg:y1="5.8cm" svg:x2="4.4cm" svg:y2="5.8cm">
          <text:p/>
        </draw:line>
        <draw:line draw:style-name="gr5" draw:text-style-name="P7" draw:layer="layout" svg:x1="1.4cm" svg:y1="10.8cm" svg:x2="3.2cm" svg:y2="10.8cm">
          <text:p/>
        </draw:lin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Mediator↑</text:span></text:p>
          </draw:text-box>
        </draw:frame>
        <draw:frame presentation:style-name="pr5" draw:layer="layout" svg:width="25.199cm" svg:height="12.179cm" svg:x="1.4cm" svg:y="4.914cm" presentation:class="outline" presentation:user-transformed="true">
          <draw:text-box>
            <text:p>Objeto que encapsula cómo otro conjunto en sistemas complejos en los que múltiples componentes actúan entre si, la complejidad de las dependencias puede crecer exponencialmente si tratamos de ampliarlo.</text:p>
            <text:p>Además si hubiese que modificar un componente, habría que redefinir todas las dependencias explícitas en cada uno de los demás integrantes del sistema. </text:p>
            <text:p>Es comunmente usado en el desarrollo de aplicaciones que poseen varios componentes dentro de las interfaces graficas que poseen</text:p>
          </draw:text-box>
        </draw:frame>
        <presentation:notes draw:style-name="dp2">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jemplo 1</text:p>
          </draw:text-box>
        </draw:frame>
        <draw:frame presentation:style-name="pr5" draw:layer="layout" svg:width="25.199cm" svg:height="12.179cm" svg:x="1.4cm" svg:y="4.914cm" presentation:class="outline">
          <draw:text-box>
            <text:list text:style-name="L2">
              <text:list-header>
                <text:p><text:s text:c="7"/>Aplicacion de chat : podemos tener varios participantes. No es buena idea conectar a cada participante con todos los demas porque el numero de conexiones seria muy alto.</text:p>
              </text:list-header>
              <text:list-item>
                <text:p>La solucion mas adecuada es tener un centro donde todos los participantes se conectaran; este centro es la clase Mediador</text:p>
              </text:list-item>
            </text:list>
          </draw:text-box>
        </draw:frame>
        <draw:line draw:style-name="gr5" draw:text-style-name="P7" draw:layer="layout" svg:x1="2.4cm" svg:y1="5.6cm" svg:x2="4.6cm" svg:y2="5.6cm">
          <text:p/>
        </draw:line>
        <presentation:notes draw:style-name="dp2">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jemplo 2</text:p>
          </draw:text-box>
        </draw:frame>
        <draw:frame presentation:style-name="pr5" draw:layer="layout" svg:width="25.199cm" svg:height="12.179cm" svg:x="1.4cm" svg:y="4.914cm" presentation:class="outline">
          <draw:text-box>
            <text:list text:style-name="L2">
              <text:list-header>
                <text:p><text:s text:c="4"/>Imaginemos un aeropuerto, ¿que pasaria si no tuviese la torre de control y los aviones que deban aterrizar/desṕegar se tienen que poner todos de acuerdo para hacerlo? Contando con cada avion debe conocer los detalles de los otros aviones.</text:p>
              </text:list-header>
              <text:list-item>
                <text:p>Para evitar eso se usa la torre de control que sincroniza el funcionamiento de un aeropuerto. </text:p>
                <text:p>La TORRE podemos decir que es el mediador entre los aviones</text:p>
              </text:list-item>
            </text:list>
          </draw:text-box>
        </draw:frame>
        <draw:line draw:style-name="gr5" draw:text-style-name="P7" draw:layer="layout" svg:x1="1.8cm" svg:y1="5.6cm" svg:x2="3.4cm" svg:y2="5.6cm">
          <text:p/>
        </draw:line>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Solución y Estructura:</text:span></text:p>
          </draw:text-box>
        </draw:frame>
        <draw:frame presentation:style-name="pr5" draw:layer="layout" svg:width="25.199cm" svg:height="12.179cm" svg:x="1.4cm" svg:y="4.914cm" presentation:class="outline" presentation:user-transformed="true">
          <draw:text-box>
            <text:p><text:span text:style-name="T2">La solución consiste en crear una entidad </text:span><text:span text:style-name="T2">intermediaria que se encargue de gestionar la </text:span><text:span text:style-name="T2">comunicación entre objetos. El siguiente paso es </text:span><text:span text:style-name="T2">definir la interfaz de los integrantes del sistema, la </text:span><text:span text:style-name="T2">cual llamaremos Colleague (que significa literalmente </text:span><text:span text:style-name="T2">colega). Aquí se expondrán todas las operaciones </text:span><text:span text:style-name="T2">que un objeto perteneciente al sistema puede realizar </text:span><text:span text:style-name="T2">para comunicarse. Podemos crear diferentes tipos de </text:span><text:span text:style-name="T2">colegas siempre y cuando respeten la interfaz.</text:span></text:p>
          </draw:text-box>
        </draw:frame>
        <presentation:notes draw:style-name="dp2">
          <draw:page-thumbnail draw:style-name="gr1"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La estructura es la siguiente-.</text:span></text:p>
          </draw:text-box>
        </draw:frame>
        <draw:frame presentation:style-name="pr8" draw:text-style-name="P8" draw:layer="layout" svg:width="25.199cm" svg:height="12.179cm" svg:x="1.4cm" svg:y="4.914cm" presentation:class="outline" presentation:user-transformed="true">
          <draw:text-box>
            <text:p>Mediator: <text:s text:c="7"/>Establece las operaciones que pueden realizarse sobre el sistema encapsulado.</text:p>
            <text:p>ConcreteMediator: <text:s text:c="6"/>Implementa las operaciones anteriores y define la interacción de los elementos del sistema. Actúa de procesador central.</text:p>
          </draw:text-box>
        </draw:frame>
        <draw:line draw:style-name="gr5" draw:text-style-name="P7" draw:layer="layout" svg:x1="6.4cm" svg:y1="5.4cm" svg:x2="8.2cm" svg:y2="5.4cm">
          <text:p/>
        </draw:line>
        <draw:line draw:style-name="gr5" draw:text-style-name="P7" draw:layer="layout" svg:x1="10.8cm" svg:y1="8.6cm" svg:x2="12.6cm" svg:y2="8.6cm">
          <text:p/>
        </draw:lin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1">Consecuencias:</text:span></text:p>
          </draw:text-box>
        </draw:frame>
        <draw:frame presentation:style-name="pr5" draw:layer="layout" svg:width="25.199cm" svg:height="12.179cm" svg:x="1.4cm" svg:y="4.914cm" presentation:class="outline">
          <draw:text-box>
            <text:p>POSITIVAS:</text:p>
            <text:p>Desacopla a los integrantes del sistema de sus interacciones. De esta manera podrían reutilizarse o modificar los Colleague y los Mediator de manera independiente.Simplifica la comunicación entre objetos: los objetos que se comunican de "muchos a muchos" ahora lo harán de "uno a muchos", disminuyendo su complejidad.Si se plantea correctamente, la interacción entre los integrantes es más fácil de entender.</text:p>
            <text:p/>
            <text:p/>
          </draw:text-box>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pan text:style-name="T1">Consecuencias:</text:span></text:p>
          </draw:text-box>
        </draw:frame>
        <draw:frame presentation:style-name="pr5" draw:layer="layout" svg:width="25.199cm" svg:height="12.179cm" svg:x="1.4cm" svg:y="4.914cm" presentation:class="outline" presentation:user-transformed="true">
          <draw:text-box>
            <text:p>NEGATIVAS:</text:p>
            <text:p>Si los sistemas son demasiado grandes, las ventajas en materia de simplicidad y <text:s/>de modificación desaparecen</text:p>
          </draw:text-box>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style:text-autospace="none"/>
      <style:text-properties style:use-window-font-color="true" style:font-name="Arial" fo:font-family="Arial" style:font-family-generic="roman" style:font-pitch="variable" fo:language="none"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Título_20_1" style:display-name="Título 1" style:family="graphic">
      <style:paragraph-properties fo:margin-top="1.245cm" fo:margin-bottom="0.374cm" fo:line-height="100%" fo:text-align="start" style:text-autospace="none"/>
      <style:text-properties fo:font-size="20pt" style:font-size-asian="20pt" style:font-size-complex="20pt"/>
    </style:style>
    <style:style style:name="LO-normal" style:family="graphic">
      <style:paragraph-properties fo:text-align="start" style:text-autospace="none"/>
      <style:text-properties style:use-window-font-color="true" style:font-name="Arial" fo:font-family="Arial" style:font-family-generic="roman" style:font-pitch="variable" fo:language="none"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Título_20_2" style:display-name="Título 2" style:family="graphic">
      <style:paragraph-properties fo:margin-top="1.12cm" fo:margin-bottom="0.374cm" fo:line-height="100%" fo:text-align="start" style:text-autospace="none"/>
      <style:text-properties fo:font-size="16pt" fo:font-weight="normal" style:font-size-asian="16pt" style:font-weight-asian="normal" style:font-size-complex="16pt" style:font-weight-complex="normal"/>
    </style:style>
    <style:style style:name="Título_20_3" style:display-name="Título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Título_20_4" style:display-name="Título 4" style:family="graphic">
      <style:paragraph-properties fo:margin-top="0.871cm" fo:margin-bottom="0.249cm" fo:line-height="100%" fo:text-align="start" style:text-autospace="none"/>
      <style:text-properties fo:color="#666666" fo:font-size="12pt" style:font-size-asian="12pt" style:font-size-complex="12pt"/>
    </style:style>
    <style:style style:name="Título_20_5" style:display-name="Título 5" style:family="graphic">
      <style:paragraph-properties fo:margin-top="0.746cm" fo:margin-bottom="0.249cm" fo:line-height="100%" fo:text-align="start" style:text-autospace="none"/>
      <style:text-properties fo:color="#666666" fo:font-size="11pt" style:font-size-asian="11pt" style:font-size-complex="11pt"/>
    </style:style>
    <style:style style:name="Título_20_6" style:display-name="Título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Índice" style:family="graphic">
      <style:paragraph-properties fo:line-height="115%" style:text-autospace="none"/>
      <style:text-properties style:font-name-asian="Lohit Devanagari" style:font-family-asian="'Lohit Devanagari'"/>
    </style:style>
    <style:style style:name="Leyenda" style:family="graphic">
      <style:paragraph-properties fo:margin-top="0.374cm" fo:margin-bottom="0.374cm" fo:line-height="115%" style:text-autospace="none"/>
      <style:text-properties fo:font-style="italic" style:font-name-asian="Lohit Devanagari" style:font-family-asian="'Lohit Devanagari'" style:font-size-asian="12pt" style:font-style-asian="italic" style:font-style-complex="italic"/>
    </style:style>
    <style:style style:name="Lista" style:family="graphic">
      <style:paragraph-properties fo:margin-top="0cm" fo:margin-bottom="0.436cm" fo:line-height="115%" style:text-autospace="none"/>
      <style:text-properties style:font-name-asian="Lohit Devanagari" style:font-family-asian="'Lohit Devanagari'"/>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8T13:13:36.404639777</meta:creation-date>
    <meta:editing-duration>PT45M49S</meta:editing-duration>
    <meta:editing-cycles>6</meta:editing-cycles>
    <meta:generator>LibreOffice/6.0.7.3$Linux_x86 LibreOffice_project/00m0$Build-3</meta:generator>
    <dc:title>Blueprint Plans</dc:title>
    <dc:date>2019-10-28T17:20:01.598016536</dc:date>
    <meta:document-statistic meta:object-count="1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é son los patrones de diseño?</text:p>
      <text:p text:style-name="Standard"/>
      <text:p text:style-name="Standard">Hay una cosa que está clara: por muy específico que sea un problema al que te estés enfrentando durante el desarrollo de tu software, hay un 99% de posibilidades (cifra totalmente inventada, pero seguro que muy real) de que alguien se haya enfrentado a un problema tan similar en el pasado, que se pueda modelar de la misma manera.</text:p>
      <text:p text:style-name="Standard"/>
      <text:p text:style-name="Standard">Con modelado me estoy refiriendo a que la estructura de las clases que conforma la solución de tu problema puede estar ya inventada, porque estás resolviendo un problema común que otra gente ya ha solucionado antes. Si la forma de solucionar ese problema se puede extraer, explicar y reutilizar en múltiples ámbitos, entonces nos encontramos ante un patrón de diseño de software.</text:p>
      <text:p text:style-name="Standard"/>
      <text:p text:style-name="Standard">Un patrón de diseño es una forma reutilizable de resolver un problema comú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r qué son útiles los patrones de diseño?</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